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4pt" officeooo:rsid="00127aa5" officeooo:paragraph-rsid="00127aa5" style:font-size-asian="14pt" style:font-size-complex="14pt"/>
    </style:style>
    <style:style style:name="P2" style:family="paragraph" style:parent-style-name="Standard">
      <style:paragraph-properties fo:text-align="center" style:justify-single-word="false"/>
      <style:text-properties style:font-name="Courier New" fo:font-size="14pt" fo:font-weight="bold" officeooo:rsid="00127aa5" officeooo:paragraph-rsid="00127aa5"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Courier New" fo:font-size="14pt" fo:font-weight="normal" officeooo:rsid="00127aa5" officeooo:paragraph-rsid="00127aa5"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Courier New" fo:font-size="12pt" officeooo:rsid="00127aa5" officeooo:paragraph-rsid="00127aa5" style:font-size-asian="12pt" style:font-size-complex="12pt"/>
    </style:style>
    <style:style style:name="P5" style:family="paragraph" style:parent-style-name="Standard">
      <style:paragraph-properties fo:text-align="start" style:justify-single-word="false"/>
      <style:text-properties style:font-name="Courier New" fo:font-size="12pt" officeooo:rsid="00132a83" officeooo:paragraph-rsid="00132a83" style:font-size-asian="12pt" style:font-size-complex="12pt"/>
    </style:style>
    <style:style style:name="P6" style:family="paragraph" style:parent-style-name="Standard">
      <style:paragraph-properties fo:text-align="start" style:justify-single-word="false"/>
      <style:text-properties style:font-name="Courier New" fo:font-size="12pt" fo:font-style="italic" officeooo:rsid="00164c24" officeooo:paragraph-rsid="00164c24" style:font-size-asian="12pt" style:font-style-asian="italic" style:font-size-complex="12pt" style:font-style-complex="italic"/>
    </style:style>
    <style:style style:name="P7" style:family="paragraph" style:parent-style-name="Standard">
      <style:paragraph-properties fo:text-align="start" style:justify-single-word="false"/>
      <style:text-properties style:font-name="Courier New" fo:font-size="12pt" fo:font-style="italic" officeooo:rsid="00186a18" officeooo:paragraph-rsid="00186a18" style:font-size-asian="12pt" style:font-style-asian="italic" style:font-size-complex="12pt" style:font-style-complex="italic"/>
    </style:style>
    <style:style style:name="P8" style:family="paragraph" style:parent-style-name="Standard" style:list-style-name="L1">
      <style:paragraph-properties fo:text-align="start" style:justify-single-word="false"/>
      <style:text-properties style:font-name="Courier New" fo:font-size="12pt" fo:font-style="italic" officeooo:rsid="00127aa5" officeooo:paragraph-rsid="00127aa5" style:font-size-asian="12pt" style:font-style-asian="italic" style:font-size-complex="12pt" style:font-style-complex="italic"/>
    </style:style>
    <style:style style:name="P9" style:family="paragraph" style:parent-style-name="Standard" style:list-style-name="L2">
      <style:paragraph-properties fo:text-align="start" style:justify-single-word="false"/>
      <style:text-properties style:font-name="Courier New" fo:font-size="12pt" fo:font-style="italic" officeooo:rsid="0015a3b6" officeooo:paragraph-rsid="0015a3b6" style:font-size-asian="12pt" style:font-style-asian="italic" style:font-size-complex="12pt" style:font-style-complex="italic"/>
    </style:style>
    <style:style style:name="P10" style:family="paragraph" style:parent-style-name="Standard">
      <style:paragraph-properties fo:text-align="start" style:justify-single-word="false"/>
      <style:text-properties style:font-name="Courier New" fo:font-size="12pt" fo:font-style="italic" officeooo:rsid="00186a18" officeooo:paragraph-rsid="00186a18" style:font-size-asian="12pt" style:font-style-asian="italic" style:font-size-complex="12pt" style:font-style-complex="italic"/>
    </style:style>
    <style:style style:name="P11" style:family="paragraph" style:parent-style-name="Standard" style:list-style-name="L3">
      <style:paragraph-properties fo:text-align="start" style:justify-single-word="false"/>
      <style:text-properties style:font-name="Courier New" fo:font-size="12pt" fo:font-style="italic" officeooo:rsid="001929a5" officeooo:paragraph-rsid="001929a5" style:font-size-asian="12pt" style:font-style-asian="italic" style:font-size-complex="12pt" style:font-style-complex="italic"/>
    </style:style>
    <style:style style:name="P12" style:family="paragraph" style:parent-style-name="Standard">
      <style:paragraph-properties fo:text-align="start" style:justify-single-word="false"/>
      <style:text-properties style:font-name="Courier New" fo:font-size="12pt" fo:font-style="italic" officeooo:rsid="001929a5" officeooo:paragraph-rsid="001929a5" style:font-size-asian="12pt" style:font-style-asian="italic" style:font-size-complex="12pt" style:font-style-complex="italic"/>
    </style:style>
    <style:style style:name="P13" style:family="paragraph" style:parent-style-name="Standard">
      <style:paragraph-properties fo:text-align="start" style:justify-single-word="false"/>
      <style:text-properties style:text-position="0% 100%" style:font-name="Courier New" fo:font-size="12pt" officeooo:rsid="00132a83" officeooo:paragraph-rsid="00132a83" style:font-size-asian="12pt" style:font-size-complex="12pt"/>
    </style:style>
    <style:style style:name="P14" style:family="paragraph" style:parent-style-name="Standard">
      <style:paragraph-properties fo:text-align="start" style:justify-single-word="false"/>
      <style:text-properties style:text-position="0% 100%" style:font-name="Courier New" fo:font-size="12pt" fo:font-style="normal" officeooo:rsid="00164c24" officeooo:paragraph-rsid="00164c24" style:font-size-asian="12pt" style:font-style-asian="normal" style:font-size-complex="12pt" style:font-style-complex="normal"/>
    </style:style>
    <style:style style:name="P15" style:family="paragraph" style:parent-style-name="Standard">
      <style:paragraph-properties fo:text-align="start" style:justify-single-word="false"/>
      <style:text-properties style:text-position="0% 100%" style:font-name="Courier New" fo:font-size="12pt" fo:font-style="normal" officeooo:rsid="00186a18" officeooo:paragraph-rsid="00186a18" style:font-size-asian="12pt" style:font-style-asian="normal" style:font-size-complex="12pt" style:font-style-complex="normal"/>
    </style:style>
    <style:style style:name="P16" style:family="paragraph" style:parent-style-name="Standard" style:list-style-name="L4">
      <style:paragraph-properties fo:text-align="start" style:justify-single-word="false"/>
      <style:text-properties style:text-position="0% 100%" style:font-name="Courier New" fo:font-size="12pt" fo:font-style="normal" officeooo:rsid="00186a18" officeooo:paragraph-rsid="00186a18" style:font-size-asian="12pt" style:font-style-asian="normal" style:font-size-complex="12pt" style:font-style-complex="normal"/>
    </style:style>
    <style:style style:name="P17" style:family="paragraph" style:parent-style-name="Standard" style:list-style-name="L4">
      <style:paragraph-properties fo:text-align="start" style:justify-single-word="false"/>
      <style:text-properties style:text-position="0% 100%" style:font-name="Courier New" fo:font-size="12pt" fo:font-style="normal" officeooo:rsid="00186a18" officeooo:paragraph-rsid="001a15dc" style:font-size-asian="12pt" style:font-style-asian="normal" style:font-size-complex="12pt" style:font-style-complex="normal"/>
    </style:style>
    <style:style style:name="P18" style:family="paragraph" style:parent-style-name="Standard" style:list-style-name="L4">
      <style:paragraph-properties fo:text-align="start" style:justify-single-word="false"/>
      <style:text-properties style:text-position="0% 100%" style:font-name="Courier New" fo:font-size="12pt" fo:font-style="normal" officeooo:rsid="001929a5" officeooo:paragraph-rsid="001929a5" style:font-size-asian="12pt" style:font-style-asian="normal" style:font-size-complex="12pt" style:font-style-complex="normal"/>
    </style:style>
    <style:style style:name="P19" style:family="paragraph" style:parent-style-name="Standard" style:list-style-name="L4">
      <style:paragraph-properties fo:text-align="start" style:justify-single-word="false"/>
      <style:text-properties style:text-position="0% 100%" style:font-name="Courier New" fo:font-size="12pt" fo:font-style="normal" officeooo:rsid="001a15dc" officeooo:paragraph-rsid="001a15dc" style:font-size-asian="12pt" style:font-style-asian="normal" style:font-size-complex="12pt" style:font-style-complex="normal"/>
    </style:style>
    <style:style style:name="P20" style:family="paragraph" style:parent-style-name="Standard" style:list-style-name="L4">
      <style:paragraph-properties fo:text-align="start" style:justify-single-word="false"/>
      <style:text-properties officeooo:paragraph-rsid="001a15dc"/>
    </style:style>
    <style:style style:name="P21" style:family="paragraph" style:parent-style-name="Standard">
      <style:paragraph-properties fo:text-align="start" style:justify-single-word="false"/>
      <style:text-properties officeooo:paragraph-rsid="001a15dc"/>
    </style:style>
    <style:style style:name="P22" style:family="paragraph" style:parent-style-name="Standard">
      <style:paragraph-properties fo:text-align="start" style:justify-single-word="false"/>
      <style:text-properties officeooo:rsid="001a15dc" officeooo:paragraph-rsid="001a15dc"/>
    </style:style>
    <style:style style:name="P23" style:family="paragraph" style:parent-style-name="Standard" style:list-style-name="L5">
      <style:paragraph-properties fo:text-align="start" style:justify-single-word="false"/>
      <style:text-properties fo:font-style="italic" officeooo:rsid="001b4e27" officeooo:paragraph-rsid="001b4e27" style:font-style-asian="italic" style:font-style-complex="italic"/>
    </style:style>
    <style:style style:name="P24" style:family="paragraph" style:parent-style-name="Standard" style:list-style-name="L7">
      <style:paragraph-properties fo:text-align="start" style:justify-single-word="false"/>
      <style:text-properties fo:font-style="italic" officeooo:rsid="001beb66" officeooo:paragraph-rsid="001beb66" style:font-style-asian="italic" style:font-style-complex="italic"/>
    </style:style>
    <style:style style:name="P25" style:family="paragraph" style:parent-style-name="Standard">
      <style:paragraph-properties fo:text-align="start" style:justify-single-word="false"/>
      <style:text-properties fo:font-style="italic" officeooo:rsid="001beb66" officeooo:paragraph-rsid="001beb66" style:font-style-asian="italic" style:font-style-complex="italic"/>
    </style:style>
    <style:style style:name="P26" style:family="paragraph" style:parent-style-name="Standard" style:list-style-name="L8">
      <style:paragraph-properties fo:text-align="start" style:justify-single-word="false"/>
      <style:text-properties fo:font-style="italic" officeooo:rsid="001beb66" officeooo:paragraph-rsid="001beb66" style:font-style-asian="italic" style:font-style-complex="italic"/>
    </style:style>
    <style:style style:name="P27" style:family="paragraph" style:parent-style-name="Standard">
      <style:paragraph-properties fo:text-align="start" style:justify-single-word="false"/>
      <style:text-properties fo:font-style="normal" officeooo:rsid="001b4e27" officeooo:paragraph-rsid="001b4e27" style:font-style-asian="normal" style:font-style-complex="normal"/>
    </style:style>
    <style:style style:name="P28" style:family="paragraph" style:parent-style-name="Standard" style:list-style-name="L6">
      <style:paragraph-properties fo:text-align="start" style:justify-single-word="false"/>
      <style:text-properties fo:font-style="normal" officeooo:rsid="001b4e27" officeooo:paragraph-rsid="001b4e27" style:font-style-asian="normal" style:font-style-complex="normal"/>
    </style:style>
    <style:style style:name="P29" style:family="paragraph" style:parent-style-name="Standard">
      <style:paragraph-properties fo:text-align="start" style:justify-single-word="false"/>
      <style:text-properties fo:font-style="normal" officeooo:rsid="001beb66" officeooo:paragraph-rsid="001beb66" style:font-style-asian="normal" style:font-style-complex="normal"/>
    </style:style>
    <style:style style:name="T1" style:family="text">
      <style:text-properties style:text-position="0% 100%"/>
    </style:style>
    <style:style style:name="T2" style:family="text">
      <style:text-properties style:text-position="0% 100%" officeooo:rsid="00141666"/>
    </style:style>
    <style:style style:name="T3" style:family="text">
      <style:text-properties style:text-position="0% 100%" fo:font-style="normal" style:font-style-asian="normal" style:font-style-complex="normal"/>
    </style:style>
    <style:style style:name="T4" style:family="text">
      <style:text-properties style:text-position="0% 100%" fo:font-style="normal" officeooo:rsid="0016a1ac" style:font-style-asian="normal" style:font-style-complex="normal"/>
    </style:style>
    <style:style style:name="T5" style:family="text">
      <style:text-properties style:text-position="0% 100%" fo:font-style="normal" officeooo:rsid="00186a18" style:font-style-asian="normal" style:font-style-complex="normal"/>
    </style:style>
    <style:style style:name="T6" style:family="text">
      <style:text-properties style:text-position="0% 100%" fo:font-style="normal" officeooo:rsid="001929a5" style:font-style-asian="normal" style:font-style-complex="normal"/>
    </style:style>
    <style:style style:name="T7" style:family="text">
      <style:text-properties style:text-position="0% 100%" officeooo:rsid="001929a5"/>
    </style:style>
    <style:style style:name="T8" style:family="text">
      <style:text-properties style:text-position="0% 100%" style:font-name="Courier New" fo:font-size="12pt" fo:font-style="italic" officeooo:rsid="001a15dc" style:font-size-asian="12pt" style:font-style-asian="italic" style:font-size-complex="12pt" style:font-style-complex="italic"/>
    </style:style>
    <style:style style:name="T9" style:family="text">
      <style:text-properties style:text-position="0% 100%" style:font-name="Courier New" fo:font-size="12pt" fo:font-style="normal" style:font-size-asian="12pt" style:font-style-asian="normal" style:font-size-complex="12pt" style:font-style-complex="normal"/>
    </style:style>
    <style:style style:name="T10" style:family="text">
      <style:text-properties style:text-position="0% 100%" style:font-name="Courier New" fo:font-size="12pt" fo:font-style="normal" officeooo:rsid="001a15dc" style:font-size-asian="12pt" style:font-style-asian="normal" style:font-size-complex="12pt" style:font-style-complex="normal"/>
    </style:style>
    <style:style style:name="T11" style:family="text">
      <style:text-properties style:text-position="0% 100%" style:font-name="Courier New" fo:font-size="12pt" style:font-size-asian="12pt" style:font-size-complex="12pt"/>
    </style:style>
    <style:style style:name="T12" style:family="text">
      <style:text-properties style:text-position="0% 100%" style:font-name="Courier New" fo:font-size="12pt" officeooo:rsid="001d5473" style:font-size-asian="12pt" style:font-size-complex="12pt"/>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fo:font-style="normal" officeooo:rsid="00186a18" style:font-style-asian="normal" style:font-style-complex="normal"/>
    </style:style>
    <style:style style:name="T16" style:family="text">
      <style:text-properties officeooo:rsid="001929a5"/>
    </style:style>
    <style:style style:name="T17" style:family="text">
      <style:text-properties fo:font-style="italic" style:font-style-asian="italic" style:font-style-complex="italic"/>
    </style:style>
    <style:style style:name="T18" style:family="text">
      <style:text-properties fo:font-style="italic" officeooo:rsid="001929a5" style:font-style-asian="italic" style:font-style-complex="italic"/>
    </style:style>
    <style:style style:name="T19" style:family="text">
      <style:text-properties fo:font-style="italic" officeooo:rsid="001a15dc" style:font-style-asian="italic" style:font-style-complex="itali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Τεχνητή Νοημοσύνη</text:p>
      <text:p text:style-name="P3">Χειμερινό Εξάμηνο 2014-2015</text:p>
      <text:p text:style-name="P2"/>
      <text:p text:style-name="P3">1<text:span text:style-name="T13">η</text:span> Άσκηση</text:p>
      <text:p text:style-name="P3">Υλοποίηση αλγορίθμου A<text:span text:style-name="T13">*</text:span> </text:p>
      <text:p text:style-name="P3"/>
      <text:p text:style-name="P3">Μιχάλης Ροζής</text:p>
      <text:p text:style-name="P3">03109704 </text:p>
      <text:p text:style-name="P1"/>
      <text:list xml:id="list7787258073941112123" text:style-name="L1">
        <text:list-item>
          <text:p text:style-name="P8">Περιγραφή προβλήματος και συνοπτική παρουσίαση τρόπου επίλυσης</text:p>
        </text:list-item>
      </text:list>
      <text:p text:style-name="P4"/>
      <text:p text:style-name="P5">Στη συγκεκριμένη άσκηση ζητείται υλοποίηση του αλγορίθμου A<text:span text:style-name="T13">*</text:span><text:span text:style-name="T1"> πάνω σε δισδιάστατο χάρτη με εμπόδια. Συγκεκριμένα, πάνω στο χάρτη βρίσκονται δυο ρομποτ (αρχικές θέσεις), ένα σημείο προορισμού (θέση-στόχος) και εμπόδια, δηλαδή θέσεις στο χάρτη στις οποίες απαγορέυεται η διέλευση. Σκοπός της άσκησης είναι η εύρεση του καταλληλότερου μονοπατιού απο κάθε ρομποτ (αρχική θέση) προς το σημείο προορισμού με παράλληλη αποφυγή των εμποδίων αλλά και των συγκρούσεων μεταξύ των ρομποτ.</text:span></text:p>
      <text:p text:style-name="P13">Θεωρώντας οτι το ρομποτ ένα κινείται πρώτα, τότε η λύση του προβλήματος χαρακτηρίζεται απο τρία βασικά σημεία:</text:p>
      <text:p text:style-name="P5"><text:span text:style-name="T1"><text:tab/>Πρώτον, το ρομποτ 1 εκτελεί μια φόρα τον αλγόριθμο A</text:span><text:span text:style-name="T13">*</text:span><text:span text:style-name="T1"> πάνω στο χάρτη <text:s/>με τα εμπόδια και υπολογίζει το μονοπάτι του προς τον τελικό προορισμό.</text:span></text:p>
      <text:p text:style-name="P13"><text:tab/>Δεύτερον, το ρομποτ 2 εκτελεί τον αλγόριθμο Α*. Αν την ίδια χρονική στιγμή τα δυο ρομπότ περνάνε απο την ίδια θέση, τότε υπάρχει σύγκρουση. Εφόσον το ρομπότ 1 κινείται πρώτα, το υπολογισμένο μονοπάτι του ρομποτ 1 προς τον τελικό προορισμό δεν αλλάζει. Τότε, το ρομποτ 2 θεωρεί το σημείο σύγκρουσης ως εμπόδιο και ξαναεκτελεί το βήμα 2. </text:p>
      <text:p text:style-name="P5"><text:span text:style-name="T1"><text:tab/>Τρίτον, αν δεν εντοπιστεί καμία σύγκρουση (πέραν του κόμβου-στόχου), τότε εκτυπώνονται τα δυο μονοπατια. Το </text:span><text:span text:style-name="T2">μονοπάτι του</text:span><text:span text:style-name="T1"> ρομποτ με τον μικρότερο αριθμό βημάτων προς τον τελικό κόμβο </text:span><text:span text:style-name="T2">περιλαμβάνει και τον τελικό κόμβο, ενώ το μονοπάτι του άλλου ρομποτ φτάνει μέχρι τον προτελευταίο κόμβο.</text:span></text:p>
      <text:p text:style-name="P5"/>
      <text:list xml:id="list6229144978595782308" text:style-name="L2">
        <text:list-item>
          <text:p text:style-name="P9"><text:span text:style-name="T2">Β</text:span><text:span text:style-name="T1">ασικές Δομέ</text:span><text:span text:style-name="T7">ς</text:span><text:span text:style-name="T1"> Δεδομένων και Αρχεία</text:span></text:p>
        </text:list-item>
      </text:list>
      <text:p text:style-name="P14">Η άσκηση υλοποιήθηκε σε Java οπότε παρακάτω δίνονται συνοπτικά οι βασικές δομές που χρησιμοποιήθηκαν.</text:p>
      <text:p text:style-name="P6"/>
      <text:p text:style-name="P6"><text:span text:style-name="T3"><text:tab/></text:span><text:span text:style-name="T4">Η κλάση Node είναι η βασική δομή η οποία υλοποιεί τη σημασιολογία του κόμβου ενός γράφου. Κάθε tile του χάρτη πρόκειται για ένα κόμβου ενός γράφου και συνδέεται με τα tiles που βρίσκονται πάνω, κατω, δεξία και αριστερά του (με εξαίρεση τις οριακές συνθήκες). Η κλάση Node περιλαμβάνει τις συντεταγμένες x,y του κόμβου, το κόστος του g, h, το άθροισμα f = g+h τα οποία χρησιμοποιούνται κατα την εκτέλεση του Α* </text:span><text:span text:style-name="T6">καθώς επίσης και το πεδίο parent τύπου Node (αναδρομικό πεδίο) ώστε κάθε κόμβος να περιλαμβάνει και δείκτη προς τον γονικό του κόμβο</text:span><text:span text:style-name="T4">. Επιπλέον περιλαμβάνει τον constructor της κλάσης, τη συνάρτηση updateCost </text:span><text:soft-page-break/><text:span text:style-name="T4">που ενημερώνει το πεδίο f όταν αλλάζει το κόστος του κόμβου και την συνάρτηση isBlocked η οποία επιστρέφει true αν ο συγκεκριμένος κόμβος περιλαμβάνει εμπόδιο. Τέλος υπάρχουν και οι μέθοδοι equals και hashCode οι οποίες κάνουν override της αντίστοιχες μεθόδους της κλάσης Object και χρησιμοποιούνται κατά την εισαγωγή σε HashTables και PriorityQueues.</text:span></text:p>
      <text:p text:style-name="P6"/>
      <text:p text:style-name="P6"><text:tab/><text:span text:style-name="T15">Για την αποδοτική καταγραφή και εύρεση των εμποδίων στο χάρτη χρησιμοποιήθηκε ένας δισδιάστατος πίνακας που περιλαμβάνει 1 στα σημεία που βρίσκεται εμπόδιο και 0 στα υπόλοιπα.</text:span></text:p>
      <text:p text:style-name="P6"/>
      <text:p text:style-name="P6"><text:span text:style-name="T4"><text:tab/>Η κλάση Util έχει συγκεντρωμένες κάποιες βοηθητικές μεθόδους που χρησιμοποιούνται απο το πρόγραμμα. Συγκεκριμένα, περιλαμβάνει την inner class Coords που στην ουσία είναι μια tuple με δυο ακέραιους, τις συντεταγμένες κάθε κόμβου. Επίσης περιλαμβάνει τη μέθοδο heuristic οπου δέχεται ως παραμέτρους ένα κόμβο, τον κόμβο-στόχο και ένα χαρακτήρα και υπολογίζει και επιστρέφει το ευριστικό κόστος προς τον κόμβο-στόχο βάσει του χαρακτήρα που δόθηκε. Αν ο χαρακτήρας είναι M τότε η ευριστική είναι </text:span><text:span text:style-name="T5">η απόσταση</text:span><text:span text:style-name="T4"> Manhattan. Αν είναι E τότε είναι η ευκλείδεια </text:span><text:span text:style-name="T5">απόσταση. Αν είναι D τότε η ευριστική συνάρτηση είναι μηδέν οπότε ο αλγόριθμος A* γίνεται Dijkstra και τέλος αν είναι S </text:span><text:span text:style-name="T6">πρόκειται για μια</text:span><text:span text:style-name="T5"> non-admissible </text:span><text:span text:style-name="T6">ευριστική συνάρτηση</text:span><text:span text:style-name="T5">. Τη συγκεκριμένη ευριστική την ονόμασα Snake <text:s/>γιατί το κόστος που στην ουσία υπολογίζεται είναι όλα τα tiles που περιλαμβάνονται στο ορθογώνιο που ορίζεται απο τους δυο κόμβους (όπως στο Φιδάκι των παλιών κινητών Nokia που διπλωνόταν το φίδι για να επιτύχει μέγιστο σκορ).</text:span></text:p>
      <text:p text:style-name="P15">Επιπλέον περιλαμβάνεται η μέθοδος είναι η getNextNodes η οποία δέχεται ένα κόμβο και τον πίνακα εμποδίων και επιστρέφει μια συνδεδεμένη λίστα με τους κόμβους γείτονές του. Οι γείτονες κάθε κόμβου είναι 4, ένας σε κάθε βασική κατεύθυνση. Επιπλέον προστίθεται και ο ίδιος ο κόμβος στη συνδεδεμένη λίστα γιατί θεωρήθηκε οτι επιτρέπεται το stall, δηλαδή το ρομποτ να μην κινηθεί για ένα γύρο.</text:p>
      <text:p text:style-name="P7"/>
      <text:p text:style-name="P15"><text:tab/>Τέλος να σημειωθεί οτι υπάρχει και η κλάση Parser η οποία αναλαμβάνει το parsing του αρχείου εισόδου.</text:p>
      <text:p text:style-name="P7"/>
      <text:p text:style-name="P7"/>
      <text:list xml:id="list6163394319181980651" text:style-name="L3">
        <text:list-item>
          <text:p text:style-name="P11">Υλοποίηση του A*</text:p>
        </text:list-item>
      </text:list>
      <text:p text:style-name="P12"><text:span text:style-name="T14"/></text:p>
      <text:p text:style-name="P15"><text:tab/><text:span text:style-name="T16">Παρακάτω δίνεται μια συνοπτική περιγραφή της υλοποίησης του αλγορίθμου Α* σε Java καθώς και οι δομές δεδομένων που χρησιμοποιήθηκαν και προσφέρονται απο τη γλώσσα:</text:span></text:p>
      <text:p text:style-name="P15"/>
      <text:p text:style-name="P15"><text:tab/><text:span text:style-name="T18">Astar(Είσοδοι: Αρχικός κόμβος, Τελικός Κόμβος, πίνακας εμποδίων, Έξοδος: Τελικός κόμβος με ενημερωμένα τα πεδία parent για προσδιορισμούς του τελικού μονοπατιού)</text:span></text:p>
      <text:list xml:id="list2518816910729826692" text:style-name="L4">
        <text:list-item>
          <text:p text:style-name="P16"><text:span text:style-name="T19">Υπολογισμός και</text:span><text:span text:style-name="T18"> </text:span><text:span text:style-name="T19">ε</text:span><text:span text:style-name="T18">νημέρωση κόστους f = g + h με συγκεκριμένη ευριστική του αρχικού κόμβου</text:span></text:p>
        </text:list-item>
        <text:list-item>
          <text:p text:style-name="P18"><text:span text:style-name="T17">Εισαγωγή αρχικού κόμβου σε ουρά προτεραιότητας βάσει του κόστους f</text:span></text:p>
        </text:list-item>
        <text:list-item>
          <text:p text:style-name="P18"><text:span text:style-name="T17">Αν η ουρά προτεραιότητας δεν είναι άδεια τότε πήγαινε </text:span><text:soft-page-break/><text:span text:style-name="T17">στο βήμα 4 αλλιώς υπάρχει σφάλμα</text:span></text:p>
        </text:list-item>
        <text:list-item>
          <text:p text:style-name="P18"><text:span text:style-name="T17">Εξαγωγή στοιχείου με μικρότερο κόστος f</text:span></text:p>
        </text:list-item>
        <text:list-item>
          <text:p text:style-name="P18"><text:span text:style-name="T17">Αν το στοιχείο αυτό είναι ο τελικός κόμβος τότε επέστρεψε αλλιώς πήγαινε στο βήμα 6</text:span></text:p>
        </text:list-item>
        <text:list-item>
          <text:p text:style-name="P19"><text:span text:style-name="T17">Βάλε στοιχείο σε ένα closed set</text:span></text:p>
        </text:list-item>
        <text:list-item>
          <text:p text:style-name="P19"><text:span text:style-name="T17">Κάλεσε τη συνάρτηση getNextNodes που επιστρέφει μια συνδεδεμένη λίστα με όλους του γείτονες του τρέχοντος στοιχείου</text:span></text:p>
        </text:list-item>
        <text:list-item>
          <text:p text:style-name="P19"><text:span text:style-name="T17">Για κάθε στοιχείο της λίστας (δηλαδή για κάθε γείτονα του τρέχοντος στοιχείου) επανάλαβε:</text:span></text:p>
          <text:list>
            <text:list-item>
              <text:p text:style-name="P19"><text:span text:style-name="T17">Αν το στοιχείο αυτό βρίσκεται ήδη στο closed set τότε αγνόησέ το.</text:span></text:p>
            </text:list-item>
            <text:list-item>
              <text:p text:style-name="P19"><text:span text:style-name="T17">Αν το στοιχείο αυτό βρίσκεται ήδη στην ουρά προτεραιότητας τότε αγνόησέ το.</text:span></text:p>
            </text:list-item>
            <text:list-item>
              <text:p text:style-name="P19"><text:span text:style-name="T17">Αν στη θέση του στοιχείου αυτού βρίσκεται εμπόδιο τότε αγνόησέ το.</text:span></text:p>
            </text:list-item>
            <text:list-item>
              <text:p text:style-name="P17"><text:span text:style-name="T19">Υπολογισμός και</text:span><text:span text:style-name="T18"> </text:span><text:span text:style-name="T19">ε</text:span><text:span text:style-name="T18">νημέρωση κόστους f = g + h με συγκεκριμένη ευριστική </text:span><text:span text:style-name="T19">για το συγκεκριμένο γείτονα.</text:span></text:p>
            </text:list-item>
            <text:list-item>
              <text:p text:style-name="P19"><text:span text:style-name="T17">Πρόσθεση του στοιχείου αυτού στην ουρά προτεραίότητας.</text:span></text:p>
            </text:list-item>
          </text:list>
        </text:list-item>
        <text:list-item>
          <text:p text:style-name="P20"><text:span text:style-name="T8">Πήγαινε στο βήμα 3</text:span></text:p>
        </text:list-item>
      </text:list>
      <text:p text:style-name="P21"/>
      <text:p text:style-name="P21"><text:span text:style-name="T10">Η ουρά προτεραιότητας υλοποιήθηκε σε Java με την κλάση PriorityQueue&lt;Node&gt;</text:span><text:span text:style-name="T8"><text:tab/></text:span><text:span text:style-name="T10">ενώ το closed set υλοποιήθηκε με την κλάση Hashtable&lt;Node,Node&gt;. Τέλος η συνδεδεμένη λίστα υλοποιήθηκε με την κλάση LinkedList&lt;Node&gt;.</text:span></text:p>
      <text:p text:style-name="P21"/>
      <text:p text:style-name="P22"><text:span text:style-name="T9">H συνάρτηση getNextNodes δέχεται σαν είσοδο ένα κόμβο και επιστρέφει τους γείτονές του ως μια συνδεδεμένη λίστα απο κόμβους.</text:span></text:p>
      <text:p text:style-name="P22"/>
      <text:list xml:id="list7587432689971760629" text:style-name="L5">
        <text:list-item>
          <text:p text:style-name="P23"><text:span text:style-name="T11">Ευριστικές μέθοδοι</text:span></text:p>
        </text:list-item>
      </text:list>
      <text:p text:style-name="P27"><text:span text:style-name="T11">Οι ευριστικές μέθοδοι που χρησιμοποιήθηκαν εξηγήθηκαν πιο πάνω. Ακολούθως δίνεται το κομμάτι κώδικα που υλοποιεί τις συγκεκριμένες ευριστικές μεθόδους.</text:span></text:p>
      <text:list xml:id="list8329119846334282942" text:style-name="L6">
        <text:list-item>
          <text:p text:style-name="P28">Manhattan <draw:frame draw:style-name="fr1" draw:name="Object1" text:anchor-type="as-char" svg:y="-0.377cm" svg:width="3.064cm" svg:height="0.534cm" draw:z-index="0"><draw:object xlink:href="./Object 1" xlink:type="simple" xlink:show="embed" xlink:actuate="onLoad"/><draw:image xlink:href="./ObjectReplacements/Object 1" xlink:type="simple" xlink:show="embed" xlink:actuate="onLoad"/></draw:frame></text:p>
        </text:list-item>
      </text:list>
      <text:p text:style-name="P27"><text:span text:style-name="T11">h = Math.abs(a.cds.x-goal.cds.x) + Math.abs(a.cds.y-goal.cds.y)</text:span></text:p>
      <text:p text:style-name="P27"><text:span text:style-name="T11"/></text:p>
      <text:list xml:id="list3054739432860" text:continue-numbering="true" text:style-name="L6">
        <text:list-item>
          <text:p text:style-name="P28">Eucleidian <draw:frame draw:style-name="fr1" draw:name="Object2" text:anchor-type="as-char" svg:y="-0.506cm" svg:width="3.477cm" svg:height="0.663cm" draw:z-index="1"><draw:object xlink:href="./Object 2" xlink:type="simple" xlink:show="embed" xlink:actuate="onLoad"/><draw:image xlink:href="./ObjectReplacements/Object 2" xlink:type="simple" xlink:show="embed" xlink:actuate="onLoad"/><svg:desc>formula</svg:desc></draw:frame></text:p>
        </text:list-item>
      </text:list>
      <text:p text:style-name="P27"><text:span text:style-name="T11">h = Math.sqrt(Math.pow(a.cds.x-goal.cds.x,2) + Math.pow(a.cds.y-goal.cds.y,2));</text:span></text:p>
      <text:list xml:id="list3054027316177" text:continue-numbering="true" text:style-name="L6">
        <text:list-item>
          <text:p text:style-name="P28">Dijkstra</text:p>
        </text:list-item>
      </text:list>
      <text:p text:style-name="P27"><text:span text:style-name="T11">h=0;</text:span></text:p>
      <text:list xml:id="list3054617503480" text:continue-numbering="true" text:style-name="L6">
        <text:list-item>
          <text:p text:style-name="P28">Snake (Non-admissible) <draw:frame draw:style-name="fr1" draw:name="Object3" text:anchor-type="as-char" svg:y="-0.379cm" svg:width="3.053cm" svg:height="0.536cm" draw:z-index="2"><draw:object xlink:href="./Object 3" xlink:type="simple" xlink:show="embed" xlink:actuate="onLoad"/><draw:image xlink:href="./ObjectReplacements/Object 3" xlink:type="simple" xlink:show="embed" xlink:actuate="onLoad"/><svg:desc>formula</svg:desc></draw:frame></text:p>
        </text:list-item>
      </text:list>
      <text:p text:style-name="P27"><text:span text:style-name="T11">h = Math.abs(a.cds.x-goal.cds.x) * Math.abs(a.cds.y-goal.cds.y)</text:span></text:p>
      <text:p text:style-name="P27"/>
      <text:list xml:id="list552103635205366022" text:style-name="L7">
        <text:list-item>
          <text:p text:style-name="P24"><text:span text:style-name="T11">Γενικός αλγόριθμος</text:span></text:p>
        </text:list-item>
      </text:list>
      <text:p text:style-name="P25"/>
      <text:p text:style-name="P29"><text:span text:style-name="T11">Ακολούθως δίνεται μια συνοπτική περιγραφή του γενικού αλγορίθμου με εφαρμογή Α* και αποφυγή σύγκρουσης.</text:span></text:p>
      <text:p text:style-name="P29"/>
      <text:list xml:id="list6952744330212828153" text:style-name="L8">
        <text:list-item>
          <text:p text:style-name="P26"><text:span text:style-name="T11">Υπολογισμός Α* για το ρομποτ 1</text:span></text:p>
        </text:list-item>
        <text:list-item>
          <text:p text:style-name="P26"><text:span text:style-name="T11">Υπολογισμός του μονοπατιού του ρομποτ 1 και δημιουργία ενος map με την αντιστοίχιση (θέση του ρομποτ) – (χρονική </text:span><text:soft-page-break/><text:span text:style-name="T11">στιγμή).</text:span></text:p>
        </text:list-item>
        <text:list-item>
          <text:p text:style-name="P26"><text:span text:style-name="T11">Υπολογισμός Α* για το ρομποτ 2</text:span></text:p>
        </text:list-item>
        <text:list-item>
          <text:p text:style-name="P26"><text:span text:style-name="T11">Υπολογισμός του μονοπατιού του ρομποτ 2 και δημιουργία αντίστοιχου map</text:span></text:p>
        </text:list-item>
        <text:list-item>
          <text:p text:style-name="P26"><text:span text:style-name="T11">Αν ανιχνευθεί σύγκρουση (δηλαδή ανιχνευθεί εγγραφή των δυο map όπου την ίδια χρονική στιγμή τα δυο ρομποτ έχουν την ίδια θέση) τότε πήγαινε στο βήμα 6 αλλίως πήγαινε στο βήμα 8</text:span></text:p>
        </text:list-item>
        <text:list-item>
          <text:p text:style-name="P26"><text:span text:style-name="T11">Ενημέρωσε τον πίνακα εμποδίων σχετικά με την ύπαρξη εμποδίο</text:span><text:span text:style-name="T12">υ</text:span><text:span text:style-name="T11"> στη θέση που συνέβη η σύγκρουση.</text:span></text:p>
        </text:list-item>
        <text:list-item>
          <text:p text:style-name="P26"><text:span text:style-name="T11">Πήγαινε στο βήμα 3</text:span></text:p>
        </text:list-item>
        <text:list-item>
          <text:p text:style-name="P26"><text:span text:style-name="T11">Αν το μέγεθος του map του πρώτου ρομποτ είναι μικρότερο απο το μέγεθος του map του δεύτερου ρομποτ, αυτό σημαίνει οτι το ρομποτ 1 έφτασε πρώτο στον τελικό κόμβο (αφού έφτασε με μικρότερο αριθμό βημάτων), οπότε θεώρησε οτι το ρομποτ 2 σταματάει μια θέση πριν τον τελικό κόμβο. Αν ισχύει το ανάποδο τότε θεώρησε οτι το ρομποτ 1 σταματάει μια θέση πριν τον τελικό κόμβο</text:span></text:p>
        </text:list-item>
        <text:list-item>
          <text:p text:style-name="P26"><text:span text:style-name="T11">Εκτύπωσε τα δυο μονοπάτια.</text:span></text:p>
        </text:list-item>
      </text:list>
      <text:p text:style-name="P25"><text:span text:style-name="T11"/></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00:42:38.464488126</meta:creation-date>
    <dc:date>2015-01-15T00:30:53.583877820</dc:date>
    <meta:editing-duration>PT49M46S</meta:editing-duration>
    <meta:editing-cycles>9</meta:editing-cycles>
    <meta:generator>LibreOffice/4.3.4.1$Linux_x86 LibreOffice_project/bc356b2f991740509f321d70e4512a6a54c5f243</meta:generator>
    <meta:document-statistic meta:table-count="0" meta:image-count="0" meta:object-count="3" meta:page-count="4" meta:paragraph-count="59" meta:word-count="1161" meta:character-count="7466" meta:non-whitespace-character-count="6378"/>
  </office:meta>
</office:document-meta>
</file>

<file path=Object 1/content.xml><?xml version="1.0" encoding="utf-8"?>
<math xmlns="http://www.w3.org/1998/Math/MathML" display="block">
  <semantics>
    <mrow>
      <mrow>
        <mo fence="true" stretchy="true">|</mo>
        <mrow>
          <mrow>
            <msub>
              <mi>x</mi>
              <mn>1</mn>
            </msub>
            <mo stretchy="false">−</mo>
            <msub>
              <mi>x</mi>
              <mn>2</mn>
            </msub>
          </mrow>
        </mrow>
        <mo fence="true" stretchy="true">|</mo>
      </mrow>
      <mo stretchy="false">+</mo>
      <mrow>
        <mo fence="true" stretchy="true">|</mo>
        <mrow>
          <mrow>
            <msub>
              <mi>y</mi>
              <mn>1</mn>
            </msub>
            <mo stretchy="false">−</mo>
            <msub>
              <mi>y</mi>
              <mn>2</mn>
            </msub>
          </mrow>
        </mrow>
        <mo fence="true" stretchy="true">|</mo>
      </mrow>
    </mrow>
    <annotation encoding="StarMath 5.0">abs {x_1 - x_2}  + abs{ y_1 - y_2 }</annotation>
  </semantics>
</math>
</file>

<file path=Object 2/content.xml><?xml version="1.0" encoding="utf-8"?>
<math xmlns="http://www.w3.org/1998/Math/MathML" display="block">
  <semantics>
    <msqrt>
      <mrow>
        <msup>
          <mrow>
            <mo fence="true" stretchy="true">|</mo>
            <mrow>
              <mrow>
                <msub>
                  <mi>x</mi>
                  <mn>1</mn>
                </msub>
                <mo stretchy="false">−</mo>
                <msub>
                  <mi>x</mi>
                  <mn>2</mn>
                </msub>
              </mrow>
            </mrow>
            <mo fence="true" stretchy="true">|</mo>
          </mrow>
          <mn>2</mn>
        </msup>
        <mo stretchy="false">+</mo>
        <msup>
          <mrow>
            <mo fence="true" stretchy="true">|</mo>
            <mrow>
              <mrow>
                <msub>
                  <mi>y</mi>
                  <mn>1</mn>
                </msub>
                <mo stretchy="false">−</mo>
                <msub>
                  <mi>y</mi>
                  <mn>2</mn>
                </msub>
              </mrow>
            </mrow>
            <mo fence="true" stretchy="true">|</mo>
          </mrow>
          <mn>2</mn>
        </msup>
      </mrow>
    </msqrt>
    <annotation encoding="StarMath 5.0">sqrt{ {abs {x_1 - x_2}}^{2}  + {abs{ y_1 - y_2 }}^{2} }</annotation>
  </semantics>
</math>
</file>

<file path=Object 3/content.xml><?xml version="1.0" encoding="utf-8"?>
<math xmlns="http://www.w3.org/1998/Math/MathML" display="block">
  <semantics>
    <mrow>
      <mrow>
        <mo fence="true" stretchy="true">|</mo>
        <mrow>
          <mrow>
            <msub>
              <mi>x</mi>
              <mn>1</mn>
            </msub>
            <mo stretchy="false">−</mo>
            <msub>
              <mi>x</mi>
              <mn>2</mn>
            </msub>
          </mrow>
        </mrow>
        <mo fence="true" stretchy="true">|</mo>
      </mrow>
      <mo stretchy="false">∗</mo>
      <mrow>
        <mo fence="true" stretchy="true">|</mo>
        <mrow>
          <mrow>
            <msub>
              <mi>y</mi>
              <mn>1</mn>
            </msub>
            <mo stretchy="false">−</mo>
            <msub>
              <mi>y</mi>
              <mn>2</mn>
            </msub>
          </mrow>
        </mrow>
        <mo fence="true" stretchy="true">|</mo>
      </mrow>
    </mrow>
    <annotation encoding="StarMath 5.0">abs {x_1 - x_2}  * abs{ y_1 - y_2 }</annotation>
  </semantics>
</math>
</file>